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2.932cm" style:rel-column-width="10922*"/>
    </style:style>
    <style:style style:name="Tabla1.B" style:family="table-column">
      <style:table-column-properties style:column-width="5.863cm" style:rel-column-width="21845*"/>
    </style:style>
    <style:style style:name="Tabla1.D" style:family="table-column">
      <style:table-column-properties style:column-width="2.932cm" style:rel-column-width="1092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887a" officeooo:paragraph-rsid="000e887a"/>
    </style:style>
    <style:style style:name="P2" style:family="paragraph" style:parent-style-name="Standard">
      <style:text-properties officeooo:rsid="0012350f" officeooo:paragraph-rsid="0012350f"/>
    </style:style>
    <style:style style:name="P3" style:family="paragraph" style:parent-style-name="Standard">
      <style:text-properties officeooo:rsid="0013e47b" officeooo:paragraph-rsid="0013e47b"/>
    </style:style>
    <style:style style:name="P4" style:family="paragraph" style:parent-style-name="Standard">
      <style:text-properties fo:font-weight="bold" officeooo:rsid="0013e47b" officeooo:paragraph-rsid="0013e47b" style:font-weight-asian="bold" style:font-weight-complex="bold"/>
    </style:style>
    <style:style style:name="P5" style:family="paragraph" style:parent-style-name="Standard">
      <style:text-properties fo:font-weight="bold" officeooo:rsid="000e887a" officeooo:paragraph-rsid="000e887a" style:font-weight-asian="bold" style:font-weight-complex="bold"/>
    </style:style>
    <style:style style:name="P6" style:family="paragraph" style:parent-style-name="Standard">
      <style:text-properties fo:font-weight="bold" officeooo:rsid="0017ac4e" officeooo:paragraph-rsid="0017ac4e" style:font-weight-asian="bold" style:font-weight-complex="bold"/>
    </style:style>
    <style:style style:name="P7" style:family="paragraph" style:parent-style-name="Standard">
      <style:text-properties fo:font-weight="normal" officeooo:rsid="0013e47b" officeooo:paragraph-rsid="0013e47b" style:font-weight-asian="normal" style:font-weight-complex="normal"/>
    </style:style>
    <style:style style:name="P8" style:family="paragraph" style:parent-style-name="Standard">
      <style:text-properties fo:font-weight="normal" officeooo:rsid="00147cf0" officeooo:paragraph-rsid="00147cf0" style:font-weight-asian="normal" style:font-weight-complex="normal"/>
    </style:style>
    <style:style style:name="P9" style:family="paragraph" style:parent-style-name="Standard">
      <style:text-properties officeooo:rsid="00147cf0" officeooo:paragraph-rsid="00147cf0"/>
    </style:style>
    <style:style style:name="P10" style:family="paragraph" style:parent-style-name="Standard">
      <style:text-properties officeooo:rsid="0014cde6" officeooo:paragraph-rsid="0014cde6"/>
    </style:style>
    <style:style style:name="P11" style:family="paragraph" style:parent-style-name="Table_20_Contents">
      <style:text-properties officeooo:rsid="000e887a" officeooo:paragraph-rsid="000e887a"/>
    </style:style>
    <style:style style:name="P12" style:family="paragraph" style:parent-style-name="Table_20_Contents">
      <style:text-properties officeooo:rsid="000ed402" officeooo:paragraph-rsid="000ed402"/>
    </style:style>
    <style:style style:name="P13" style:family="paragraph" style:parent-style-name="Table_20_Contents">
      <style:text-properties officeooo:rsid="000fa858" officeooo:paragraph-rsid="000fa858"/>
    </style:style>
    <style:style style:name="P14" style:family="paragraph" style:parent-style-name="Table_20_Contents">
      <style:text-properties officeooo:rsid="0010ef4b" officeooo:paragraph-rsid="0010ef4b"/>
    </style:style>
    <style:style style:name="P15" style:family="paragraph" style:parent-style-name="Table_20_Contents">
      <style:text-properties officeooo:rsid="0012350f" officeooo:paragraph-rsid="0012350f"/>
    </style:style>
    <style:style style:name="P16" style:family="paragraph" style:parent-style-name="Standard" style:list-style-name="L1">
      <style:text-properties officeooo:rsid="0012350f" officeooo:paragraph-rsid="0013e47b"/>
    </style:style>
    <style:style style:name="P17" style:family="paragraph" style:parent-style-name="Standard" style:list-style-name="L1">
      <style:text-properties officeooo:rsid="0013e47b" officeooo:paragraph-rsid="0013e47b"/>
    </style:style>
    <style:style style:name="P18" style:family="paragraph" style:parent-style-name="Standard">
      <style:text-properties officeooo:rsid="0018fd3a" officeooo:paragraph-rsid="0018fd3a"/>
    </style:style>
    <style:style style:name="P19" style:family="paragraph" style:parent-style-name="Standard">
      <style:text-properties officeooo:rsid="0019b238" officeooo:paragraph-rsid="0019b238"/>
    </style:style>
    <style:style style:name="P20" style:family="paragraph" style:parent-style-name="Standard">
      <style:text-properties officeooo:rsid="001b1dfe" officeooo:paragraph-rsid="001b1dfe"/>
    </style:style>
    <style:style style:name="T1" style:family="text">
      <style:text-properties officeooo:rsid="0010ef4b"/>
    </style:style>
    <style:style style:name="T2" style:family="text">
      <style:text-properties officeooo:rsid="0012350f"/>
    </style:style>
    <style:style style:name="T3" style:family="text">
      <style:text-properties officeooo:rsid="0013e47b"/>
    </style:style>
    <style:style style:name="T4" style:family="text">
      <style:text-properties officeooo:rsid="00156c3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amespaces</text:p>
      <text:p text:style-name="P5"/>
      <text:p text:style-name="P6">Un namespace es igual a un context</text:p>
      <text:p text:style-name="P1"/>
      <text:p text:style-name="P9">Es un contenedor donde se almacenan mapeos de nombre a objetos.</text:p>
      <text:p text:style-name="P8"/>
      <text:p text:style-name="P7"/>
      <text:p text:style-name="P7">Es un contexto donde se almacenan nombres. Se implementan en forma de diccionario</text:p>
      <text:p text:style-name="P7"/>
      <text:p text:style-name="P8">Todo en python es un objeto</text:p>
      <text:p text:style-name="P8"/>
      <text:p text:style-name="P8">Los nombres se pueden reutilizar en diferentes namespaces.</text:p>
      <text:p text:style-name="P3"/>
      <text:p text:style-name="P3">Un name puede asignarse casi a cualquier cosa, pero dependiendo del objeto asignado, el nombre podrá o no ser a su vez utilizado como un nuevo namespace.</text:p>
      <text:list xml:id="list2754346301756153533" text:style-name="L1">
        <text:list-item>
          <text:p text:style-name="P16"><text:span text:style-name="T3">No podrá utilizarse como nuevo namespace, si devuelve un objeto con va</text:span>lor escalar o estructurado. <text:span text:style-name="T1">La cadena de nombres o namespaces termina hasta que llega a este tipo de objetos.</text:span></text:p>
        </text:list-item>
        <text:list-item>
          <text:p text:style-name="P17">Podrá utilizarse como namespace si devuelve un objeto con valor de referencia de memoria. La cadena de nombres o namespaces continua siempre y cuando se trate de este tipo de objetos.</text:p>
        </text:list-item>
      </text:list>
      <text:p text:style-name="P2"/>
      <text:p text:style-name="P2"><text:span text:style-name="T3">Por lo tanto, to</text:span>dos los nombres pueden y deben estar dentro de un namespace, en cambio no todos los nombres pueden a su vez fungir como un namespace.</text:p>
      <text:p text:style-name="P2"/>
      <text:p text:style-name="P4">Tabla de resumen</text:p>
      <text:p text:style-name="P2"/>
      <table:table table:name="Tabla1" table:style-name="Tabla1">
        <table:table-column table:style-name="Tabla1.A"/>
        <table:table-column table:style-name="Tabla1.B" table:number-columns-repeated="2"/>
        <table:table-column table:style-name="Tabla1.D"/>
        <table:table-row>
          <table:table-cell table:style-name="Tabla1.A1" office:value-type="string">
            <text:p text:style-name="P11">Elemento <text:span text:style-name="T2">nombrado</text:span></text:p>
          </table:table-cell>
          <table:table-cell table:style-name="Tabla1.A1" office:value-type="string">
            <text:p text:style-name="P13">Puede tener un nombre(crear una variable con el)</text:p>
          </table:table-cell>
          <table:table-cell table:style-name="Tabla1.A1" office:value-type="string">
            <text:p text:style-name="P14">Puede estar dentro de un namespace</text:p>
          </table:table-cell>
          <table:table-cell table:style-name="Tabla1.D1" office:value-type="string">
            <text:p text:style-name="P14">Puede ser un namespace</text:p>
          </table:table-cell>
        </table:table-row>
        <table:table-row>
          <table:table-cell table:style-name="Tabla1.A2" office:value-type="string">
            <text:p text:style-name="P11">Módulo</text:p>
          </table:table-cell>
          <table:table-cell table:style-name="Tabla1.A2" office:value-type="string">
            <text:p text:style-name="P13">SI</text:p>
          </table:table-cell>
          <table:table-cell table:style-name="Tabla1.A2" office:value-type="string">
            <text:p text:style-name="P15">SI</text:p>
          </table:table-cell>
          <table:table-cell table:style-name="Tabla1.D2" office:value-type="string">
            <text:p text:style-name="P15">SI</text:p>
          </table:table-cell>
        </table:table-row>
        <table:table-row>
          <table:table-cell table:style-name="Tabla1.A2" office:value-type="string">
            <text:p text:style-name="P11">Clase</text:p>
          </table:table-cell>
          <table:table-cell table:style-name="Tabla1.A2" office:value-type="string">
            <text:p text:style-name="P13">SI</text:p>
          </table:table-cell>
          <table:table-cell table:style-name="Tabla1.A2" office:value-type="string">
            <text:p text:style-name="P15">SI</text:p>
          </table:table-cell>
          <table:table-cell table:style-name="Tabla1.D2" office:value-type="string">
            <text:p text:style-name="P15">SI</text:p>
          </table:table-cell>
        </table:table-row>
        <table:table-row>
          <table:table-cell table:style-name="Tabla1.A2" office:value-type="string">
            <text:p text:style-name="P11">Instancia</text:p>
          </table:table-cell>
          <table:table-cell table:style-name="Tabla1.A2" office:value-type="string">
            <text:p text:style-name="P13">SI</text:p>
          </table:table-cell>
          <table:table-cell table:style-name="Tabla1.A2" office:value-type="string">
            <text:p text:style-name="P15">SI</text:p>
          </table:table-cell>
          <table:table-cell table:style-name="Tabla1.D2" office:value-type="string">
            <text:p text:style-name="P15">SI</text:p>
          </table:table-cell>
        </table:table-row>
        <table:table-row>
          <table:table-cell table:style-name="Tabla1.A2" office:value-type="string">
            <text:p text:style-name="P12">Función</text:p>
          </table:table-cell>
          <table:table-cell table:style-name="Tabla1.A2" office:value-type="string">
            <text:p text:style-name="P13">SI</text:p>
          </table:table-cell>
          <table:table-cell table:style-name="Tabla1.A2" office:value-type="string">
            <text:p text:style-name="P15">SI</text:p>
          </table:table-cell>
          <table:table-cell table:style-name="Tabla1.D2" office:value-type="string">
            <text:p text:style-name="P15">SI</text:p>
          </table:table-cell>
        </table:table-row>
        <table:table-row>
          <table:table-cell table:style-name="Tabla1.A2" office:value-type="string">
            <text:p text:style-name="P12">Método</text:p>
          </table:table-cell>
          <table:table-cell table:style-name="Tabla1.A2" office:value-type="string">
            <text:p text:style-name="P13">SI</text:p>
          </table:table-cell>
          <table:table-cell table:style-name="Tabla1.A2" office:value-type="string">
            <text:p text:style-name="P15">SI</text:p>
          </table:table-cell>
          <table:table-cell table:style-name="Tabla1.D2" office:value-type="string">
            <text:p text:style-name="P15">NO</text:p>
          </table:table-cell>
        </table:table-row>
        <table:table-row>
          <table:table-cell table:style-name="Tabla1.A2" office:value-type="string">
            <text:p text:style-name="P12">Tipos estructurados</text:p>
          </table:table-cell>
          <table:table-cell table:style-name="Tabla1.A2" office:value-type="string">
            <text:p text:style-name="P13">SI</text:p>
          </table:table-cell>
          <table:table-cell table:style-name="Tabla1.A2" office:value-type="string">
            <text:p text:style-name="P15">SI</text:p>
          </table:table-cell>
          <table:table-cell table:style-name="Tabla1.D2" office:value-type="string">
            <text:p text:style-name="P15">NO</text:p>
          </table:table-cell>
        </table:table-row>
        <table:table-row>
          <table:table-cell table:style-name="Tabla1.A2" office:value-type="string">
            <text:p text:style-name="P12">Tipos escalares</text:p>
          </table:table-cell>
          <table:table-cell table:style-name="Tabla1.A2" office:value-type="string">
            <text:p text:style-name="P13">SI</text:p>
          </table:table-cell>
          <table:table-cell table:style-name="Tabla1.A2" office:value-type="string">
            <text:p text:style-name="P15">SI</text:p>
          </table:table-cell>
          <table:table-cell table:style-name="Tabla1.D2" office:value-type="string">
            <text:p text:style-name="P15">NO</text:p>
          </table:table-cell>
        </table:table-row>
      </table:table>
      <text:p text:style-name="P1"/>
      <text:p text:style-name="P1"/>
      <text:p text:style-name="P9">Falta probar for-loops, <text:span text:style-name="T4">condicionales, classes, funciones, etc, que denoten bloques de código. Aquí ya se establece una diferencia entre lo que se define como namespace sdefindo estáticamente y lo que se define dinámicamente y da como resultado el tema del scope. Sólo en este sentido es importante compribar que los bloques de código implican scoping o si crean namespaces</text:span></text:p>
      <text:p text:style-name="P9"/>
      <text:p text:style-name="P9">Para explorar namespaces usar globals(), locals(), dir()</text:p>
      <text:p text:style-name="P9"/>
      <text:p text:style-name="P9"><text:soft-page-break/></text:p>
      <text:p text:style-name="P10">Desarrollar después scope</text:p>
      <text:p text:style-name="P18"/>
      <text:p text:style-name="P18">Tiene que ver con que los diferentes namespaces tienen tiempos de vida durante la ejecución de la aplicación, en ese tiempo de vida, las variables que pertenecen a ese namespace activo son accedidas directamemnte sin usar prefijos,es decir, se puede llamar a esos nombres porque están en el alcanze o scope del programa</text:p>
      <text:p text:style-name="P18"/>
      <text:p text:style-name="P18">Considerar en serio abordr el tema de scope, tomando en cuenta a los na,espaces como antecedente</text:p>
      <text:p text:style-name="P18"/>
      <text:p text:style-name="P19">Namespace se convierte en scope cuando ese namespace está activo duante la ejecución.</text:p>
      <text:p text:style-name="P19">Recordar la regla LEGB</text:p>
      <text:p text:style-name="P19"/>
      <text:p text:style-name="P20">El scope es una región de un programa donde un namespace puede ser directmente accedido son usar un prefijo anterior al nombre accedido</text:p>
      <text:p text:style-name="P20"/>
      <text:p text:style-name="P20">Se dide que un name tiene su scope</text:p>
      <text:p text:style-name="P20">El namespace de un name es ientico a su sco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8:14:01.060914471</meta:creation-date>
    <dc:date>2016-04-12T17:19:34.663604295</dc:date>
    <meta:editing-duration>PT20H21M1S</meta:editing-duration>
    <meta:editing-cycles>6</meta:editing-cycles>
    <meta:generator>LibreOffice/4.2.8.2$Linux_X86_64 LibreOffice_project/420m0$Build-2</meta:generator>
    <meta:document-statistic meta:table-count="1" meta:image-count="0" meta:object-count="0" meta:page-count="2" meta:paragraph-count="53" meta:word-count="413" meta:character-count="2375" meta:non-whitespace-character-count="2017"/>
  </office:meta>
</office:document-meta>
</file>